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3126in"/>
        </style:tab-stops>
      </style:paragraph-properties>
      <style:text-properties fo:color="#0d1f63" fo:font-weight="bold" officeooo:rsid="000963ca" officeooo:paragraph-rsid="000963ca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963ca" officeooo:paragraph-rsid="000963ca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af1d4" officeooo:paragraph-rsid="000af1d4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weight="bold" officeooo:rsid="000cc191" officeooo:paragraph-rsid="000cc191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0d1f63" fo:font-style="normal" fo:font-weight="bold" officeooo:rsid="000963ca" officeooo:paragraph-rsid="000963c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963ca" officeooo:paragraph-rsid="000963ca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af1d4" officeooo:paragraph-rsid="000af1d4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3126in"/>
        </style:tab-stops>
      </style:paragraph-properties>
      <style:text-properties fo:color="#666666" fo:font-weight="bold" officeooo:rsid="000cc191" officeooo:paragraph-rsid="000cc191" style:font-weight-asian="bold" style:font-weight-complex="bold"/>
    </style:style>
    <style:style style:name="T1" style:family="text">
      <style:text-properties officeooo:rsid="000af1d4"/>
    </style:style>
    <style:style style:name="T2" style:family="text">
      <style:text-properties officeooo:rsid="000cc191"/>
    </style:style>
    <style:style style:name="T3" style:family="text">
      <style:text-properties fo:color="#66666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ypes and why </text:p>
      <text:p text:style-name="P1"/>
      <text:p text:style-name="P1"/>
      <text:p text:style-name="P5">1/ unit testing</text:p>
      <text:p text:style-name="P2"/>
      <text:p text:style-name="P6">type of software testing done during the development phase to validate that each unit of software code performs as expected</text:p>
      <text:p text:style-name="P2"/>
      <text:p text:style-name="P2"/>
      <text:p text:style-name="P2">2/ integration testing </text:p>
      <text:p text:style-name="P2"/>
      <text:p text:style-name="P2"><text:span text:style-name="T3">level of software testing where individual units are combined and tested as a group to expose faults in the interaction between integrated units</text:span> </text:p>
      <text:p text:style-name="P2"/>
      <text:p text:style-name="P2"/>
      <text:p text:style-name="P2"><text:span text:style-name="T4">3/ </text:span>regression testing</text:p>
      <text:p text:style-name="P2"/>
      <text:p text:style-name="P6">type of testing done to verify that the product works fine with new functionality, bug fixes or any change in the existing feature</text:p>
      <text:p text:style-name="P2"/>
      <text:p text:style-name="P2"/>
      <text:p text:style-name="P2">4/ smoke testing</text:p>
      <text:p text:style-name="P2"/>
      <text:p text:style-name="P6">type of software testing is done to verify whether the important features are working and there are no showstoppers in the build that is under testing</text:p>
      <text:p text:style-name="P2"/>
      <text:p text:style-name="P2"/>
      <text:p text:style-name="P2"/>
      <text:p text:style-name="P5">5/ <text:span text:style-name="T1">alpha testing </text:span></text:p>
      <text:p text:style-name="P2"/>
      <text:p text:style-name="P7">type of acceptance testing performed to identify all possible bugs before releasing the product to users</text:p>
      <text:p text:style-name="P3"/>
      <text:p text:style-name="P3"/>
      <text:p text:style-name="P3"/>
      <text:p text:style-name="P3">6/ beta testing </text:p>
      <text:p text:style-name="P3"/>
      <text:p text:style-name="P3">is giving a finished or nearly finished product to a sample of current users to evaluate it`s performance in the real world </text:p>
      <text:p text:style-name="P3"/>
      <text:p text:style-name="P3"/>
      <text:p text:style-name="P3">7/ sanity testing </text:p>
      <text:p text:style-name="P3"/>
      <text:p text:style-name="P7">to validate the functionality of application and not detailed testing</text:p>
      <text:p text:style-name="P3"/>
      <text:p text:style-name="P3"/>
      <text:p text:style-name="P3">8/ interface testing</text:p>
      <text:p text:style-name="P3"/>
      <text:p text:style-name="P3"><text:span text:style-name="T3">is done to check if the server execution is proper and error handling is done properly</text:span> </text:p>
      <text:p text:style-name="P3"/>
      <text:p text:style-name="P3"/>
      <text:p text:style-name="P3"/>
      <text:p text:style-name="P3"><text:soft-page-break/>9/ security testing </text:p>
      <text:p text:style-name="P3"/>
      <text:p text:style-name="P7">to identify the threats in the system by detecting all possible security risks in the <text:s/>software</text:p>
      <text:p text:style-name="P3"/>
      <text:p text:style-name="P3"/>
      <text:p text:style-name="P3"/>
      <text:p text:style-name="P3">10/ performance testing</text:p>
      <text:p text:style-name="P3"/>
      <text:p text:style-name="P7">to determine whether the software meets speed, stability requirements under expected workloads</text:p>
      <text:p text:style-name="P3"/>
      <text:p text:style-name="P3"/>
      <text:p text:style-name="P3">11/ usability testing </text:p>
      <text:p text:style-name="P3"/>
      <text:p text:style-name="P7">to understand how real users interact with the website or application</text:p>
      <text:p text:style-name="P3"/>
      <text:p text:style-name="P3"/>
      <text:p text:style-name="P3">12/ <text:s/>exploratory testing </text:p>
      <text:p text:style-name="P3"/>
      <text:p text:style-name="P3"><text:span text:style-name="T3">identify critical issues earlier in the cycle and save times</text:span> </text:p>
      <text:p text:style-name="P7">it helps the most with the <text:span text:style-name="T2">undetailed</text:span> documents</text:p>
      <text:p text:style-name="P3"/>
      <text:p text:style-name="P3"/>
      <text:p text:style-name="P4">13/ API testing </text:p>
      <text:p text:style-name="P4"/>
      <text:p text:style-name="P4"><text:span text:style-name="T3">to check functionality, performance and security by sending calls to the api , get outbut and note down the system`s response</text:span> </text:p>
      <text:p text:style-name="P4"/>
      <text:p text:style-name="P4"/>
      <text:p text:style-name="P4">14/ automated testing </text:p>
      <text:p text:style-name="P4"/>
      <text:p text:style-name="P8">can easily execute thousands of different complex tests during every test run providing coverage that is impossible with manual testing</text:p>
      <text:p text:style-name="P4"/>
      <text:p text:style-name="P4"/>
      <text:p text:style-name="P4"/>
      <text:p text:style-name="P4">15/ static testing </text:p>
      <text:p text:style-name="P4"/>
      <text:p text:style-name="P8">to improve the quality of software by finding errors in the early stages of the development cycle</text:p>
      <text:p text:style-name="P4"/>
      <text:p text:style-name="P4"/>
      <text:p text:style-name="P4"/>
      <text:p text:style-name="P4">16/ dynamic testing </text:p>
      <text:p text:style-name="P4"/>
      <text:p text:style-name="P8">working with the actual system to ensure the consistency to software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4:51:00.059231770</meta:creation-date>
    <dc:date>2020-08-10T05:24:02.789762340</dc:date>
    <meta:editing-duration>PT11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334" meta:character-count="2056" meta:non-whitespace-character-count="1737"/>
  </office:meta>
</office:document-meta>
</file>